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-16941" calcext:value-type="float">
            <text:p>-16941</text:p>
          </table:table-cell>
          <table:table-cell/>
          <table:table-cell table:formula="of:=[.E50]-[.E49]" office:value-type="float" office:value="-2798" calcext:value-type="float">
            <text:p>-2798</text:p>
          </table:table-cell>
          <table:table-cell/>
          <table:table-cell table:formula="of:=[.H49]+[.G50]" office:value-type="float" office:value="11342" calcext:value-type="float">
            <text:p>11342</text:p>
          </table:table-cell>
          <table:table-cell/>
          <table:table-cell table:formula="of:=[.I50]-[.I49]" office:value-type="float" office:value="-50" calcext:value-type="float">
            <text:p>-5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11342" calcext:value-type="float">
            <text:p>11342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11342" calcext:value-type="float">
            <text:p>11342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11342" calcext:value-type="float">
            <text:p>11342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11342" calcext:value-type="float">
            <text:p>11342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11342" calcext:value-type="float">
            <text:p>11342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11342" calcext:value-type="float">
            <text:p>11342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11342" calcext:value-type="float">
            <text:p>11342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11342" calcext:value-type="float">
            <text:p>11342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11342" calcext:value-type="float">
            <text:p>11342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11342" calcext:value-type="float">
            <text:p>11342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11342" calcext:value-type="float">
            <text:p>11342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11342" calcext:value-type="float">
            <text:p>11342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11342" calcext:value-type="float">
            <text:p>11342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11342" calcext:value-type="float">
            <text:p>11342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11342" calcext:value-type="float">
            <text:p>11342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11342" calcext:value-type="float">
            <text:p>11342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11342" calcext:value-type="float">
            <text:p>11342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11342" calcext:value-type="float">
            <text:p>11342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11342" calcext:value-type="float">
            <text:p>11342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11342" calcext:value-type="float">
            <text:p>11342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11342" calcext:value-type="float">
            <text:p>11342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11342" calcext:value-type="float">
            <text:p>11342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11342" calcext:value-type="float">
            <text:p>11342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11342" calcext:value-type="float">
            <text:p>11342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11342" calcext:value-type="float">
            <text:p>11342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11342" calcext:value-type="float">
            <text:p>11342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11342" calcext:value-type="float">
            <text:p>11342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11342" calcext:value-type="float">
            <text:p>11342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11342" calcext:value-type="float">
            <text:p>11342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11342" calcext:value-type="float">
            <text:p>11342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11342" calcext:value-type="float">
            <text:p>11342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11342" calcext:value-type="float">
            <text:p>11342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11342" calcext:value-type="float">
            <text:p>11342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11342" calcext:value-type="float">
            <text:p>11342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11342" calcext:value-type="float">
            <text:p>11342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11342" calcext:value-type="float">
            <text:p>11342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11342" calcext:value-type="float">
            <text:p>11342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11342" calcext:value-type="float">
            <text:p>11342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11342" calcext:value-type="float">
            <text:p>11342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11342" calcext:value-type="float">
            <text:p>11342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11342" calcext:value-type="float">
            <text:p>11342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11342" calcext:value-type="float">
            <text:p>11342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11342" calcext:value-type="float">
            <text:p>11342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11342" calcext:value-type="float">
            <text:p>11342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11342" calcext:value-type="float">
            <text:p>11342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11342" calcext:value-type="float">
            <text:p>11342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11342" calcext:value-type="float">
            <text:p>11342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11342" calcext:value-type="float">
            <text:p>1134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11342" calcext:value-type="float">
            <text:p>1134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11342" calcext:value-type="float">
            <text:p>1134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11342" calcext:value-type="float">
            <text:p>1134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11342" calcext:value-type="float">
            <text:p>1134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11342" calcext:value-type="float">
            <text:p>1134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11342" calcext:value-type="float">
            <text:p>1134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11342" calcext:value-type="float">
            <text:p>1134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11342" calcext:value-type="float">
            <text:p>1134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11342" calcext:value-type="float">
            <text:p>1134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11342" calcext:value-type="float">
            <text:p>1134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11342" calcext:value-type="float">
            <text:p>1134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11342" calcext:value-type="float">
            <text:p>11342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11342" calcext:value-type="float">
            <text:p>11342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11342" calcext:value-type="float">
            <text:p>11342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11342" calcext:value-type="float">
            <text:p>11342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11342" calcext:value-type="float">
            <text:p>11342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11342" calcext:value-type="float">
            <text:p>11342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11342" calcext:value-type="float">
            <text:p>11342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11342" calcext:value-type="float">
            <text:p>11342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15:32:14.397733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15T23:51:59.164792241</dc:date>
    <meta:editing-cycles>59</meta:editing-cycles>
    <meta:editing-duration>P4DT21H12M30S</meta:editing-duration>
    <meta:generator>LibreOffice/6.0.3.2$Linux_X86_64 LibreOffice_project/00m0$Build-2</meta:generator>
    <meta:document-statistic meta:table-count="1" meta:cell-count="8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